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73807" officeooo:paragraph-rsid="00073807"/>
    </style:style>
    <style:style style:name="P2" style:family="paragraph" style:parent-style-name="Standard">
      <style:paragraph-properties fo:text-align="start" style:justify-single-word="false"/>
      <style:text-properties officeooo:rsid="00073807" officeooo:paragraph-rsid="00073807"/>
    </style:style>
    <style:style style:name="P3" style:family="paragraph" style:parent-style-name="Standard">
      <style:paragraph-properties fo:text-align="start" style:justify-single-word="false"/>
      <style:text-properties officeooo:rsid="00101cd3" officeooo:paragraph-rsid="00101cd3"/>
    </style:style>
    <style:style style:name="P4" style:family="paragraph" style:parent-style-name="Text_20_body">
      <style:text-properties officeooo:rsid="00073807" officeooo:paragraph-rsid="00073807"/>
    </style:style>
    <style:style style:name="P5" style:family="paragraph" style:parent-style-name="Text_20_body">
      <style:text-properties officeooo:rsid="00083620" officeooo:paragraph-rsid="00083620"/>
    </style:style>
    <style:style style:name="P6" style:family="paragraph" style:parent-style-name="Text_20_body">
      <style:text-properties fo:font-size="15pt" style:font-size-asian="15pt" style:font-size-complex="15pt"/>
    </style:style>
    <style:style style:name="P7" style:family="paragraph" style:parent-style-name="Text_20_body">
      <style:paragraph-properties fo:text-align="center" style:justify-single-word="false"/>
      <style:text-properties fo:font-size="15pt" officeooo:rsid="0009a336" officeooo:paragraph-rsid="0009a336" style:font-size-asian="15pt" style:font-size-complex="15pt"/>
    </style:style>
    <style:style style:name="P8" style:family="paragraph" style:parent-style-name="Text_20_body">
      <style:paragraph-properties fo:text-align="center" style:justify-single-word="false"/>
      <style:text-properties fo:font-size="15pt" officeooo:rsid="0009b20a" officeooo:paragraph-rsid="0009b20a" style:font-size-asian="15pt" style:font-size-complex="15pt"/>
    </style:style>
    <style:style style:name="P9" style:family="paragraph" style:parent-style-name="Text_20_body">
      <style:text-properties officeooo:rsid="0016e31e" officeooo:paragraph-rsid="0016e31e"/>
    </style:style>
    <style:style style:name="P10" style:family="paragraph" style:parent-style-name="Text_20_body">
      <style:text-properties officeooo:rsid="0016e31e" officeooo:paragraph-rsid="00224a8c"/>
    </style:style>
    <style:style style:name="P11" style:family="paragraph" style:parent-style-name="Text_20_body">
      <style:text-properties fo:font-weight="bold" officeooo:rsid="0016e31e" officeooo:paragraph-rsid="0016e31e" style:font-weight-asian="bold" style:font-weight-complex="bold"/>
    </style:style>
    <style:style style:name="P12" style:family="paragraph" style:parent-style-name="Text_20_body">
      <style:text-properties officeooo:paragraph-rsid="0016e31e"/>
    </style:style>
    <style:style style:name="P13" style:family="paragraph" style:parent-style-name="Text_20_body">
      <style:text-properties officeooo:rsid="00120137" officeooo:paragraph-rsid="0016e31e"/>
    </style:style>
    <style:style style:name="P14" style:family="paragraph" style:parent-style-name="Text_20_body">
      <style:text-properties fo:font-weight="normal" officeooo:rsid="0016e31e" officeooo:paragraph-rsid="0016e31e" style:font-weight-asian="normal" style:font-weight-complex="normal"/>
    </style:style>
    <style:style style:name="P15" style:family="paragraph" style:parent-style-name="Text_20_body">
      <style:text-properties officeooo:paragraph-rsid="001673fa"/>
    </style:style>
    <style:style style:name="P16" style:family="paragraph" style:parent-style-name="Text_20_body">
      <style:text-properties officeooo:rsid="0025168b"/>
    </style:style>
    <style:style style:name="P17" style:family="paragraph" style:parent-style-name="Title">
      <style:text-properties fo:font-size="15pt" style:font-size-asian="15pt" style:font-size-complex="15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text-properties fo:font-size="14pt" style:font-size-asian="14pt" style:font-size-complex="14pt"/>
    </style:style>
    <style:style style:name="P21" style:family="paragraph" style:parent-style-name="Heading_20_1">
      <style:text-properties officeooo:paragraph-rsid="00073807"/>
    </style:style>
    <style:style style:name="T1" style:family="text">
      <style:text-properties officeooo:rsid="00073807"/>
    </style:style>
    <style:style style:name="T2" style:family="text">
      <style:text-properties officeooo:rsid="00083620"/>
    </style:style>
    <style:style style:name="T3" style:family="text">
      <style:text-properties officeooo:rsid="000a6012"/>
    </style:style>
    <style:style style:name="T4" style:family="text">
      <style:text-properties officeooo:rsid="00101cd3"/>
    </style:style>
    <style:style style:name="T5" style:family="text">
      <style:text-properties officeooo:rsid="00120137"/>
    </style:style>
    <style:style style:name="T6" style:family="text">
      <style:text-properties style:text-position="super 58%" officeooo:rsid="00120137" fo:background-color="transparent" loext:char-shading-value="0"/>
    </style:style>
    <style:style style:name="T7" style:family="text">
      <style:text-properties officeooo:rsid="0016e31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9a607" style:font-weight-asian="normal" style:font-weight-complex="normal"/>
    </style:style>
    <style:style style:name="T11" style:family="text">
      <style:text-properties fo:font-weight="normal" officeooo:rsid="001a496e" style:font-weight-asian="normal" style:font-weight-complex="normal"/>
    </style:style>
    <style:style style:name="T12" style:family="text">
      <style:text-properties fo:font-weight="normal" officeooo:rsid="0020611a" style:font-weight-asian="normal" style:font-weight-complex="normal"/>
    </style:style>
    <style:style style:name="T13" style:family="text">
      <style:text-properties fo:font-weight="normal" officeooo:rsid="00224a8c" style:font-weight-asian="normal" style:font-weight-complex="normal"/>
    </style:style>
    <style:style style:name="T14" style:family="text">
      <style:text-properties officeooo:rsid="001bfbaa"/>
    </style:style>
    <style:style style:name="T15" style:family="text">
      <style:text-properties officeooo:rsid="001c556e"/>
    </style:style>
    <style:style style:name="T16" style:family="text">
      <style:text-properties officeooo:rsid="001e3cdc"/>
    </style:style>
    <style:style style:name="T17" style:family="text">
      <style:text-properties officeooo:rsid="001f3878"/>
    </style:style>
    <style:style style:name="T18" style:family="text">
      <style:text-properties officeooo:rsid="00224a8c"/>
    </style:style>
    <style:style style:name="T19" style:family="text">
      <style:text-properties officeooo:rsid="00235031"/>
    </style:style>
    <style:style style:name="T20" style:family="text">
      <style:text-properties officeooo:rsid="0025ef4a"/>
    </style:style>
    <style:style style:name="T21" style:family="text">
      <style:text-properties officeooo:rsid="002b667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t d'Objet et <text:span text:style-name="T17">D</text:span>éveloppement d'<text:span text:style-name="T17">A</text:span>pplications :</text:p>
      <text:p text:style-name="P17">''TITRE QUI CLAQUE TROP <text:span text:style-name="T17">S</text:span>A <text:span text:style-name="T17">MÈRE</text:span>''</text:p>
      <text:p text:style-name="P6"/>
      <text:p text:style-name="P7">Ivan Dromigny--Chevreuil – Killian Fretaud</text:p>
      <text:p text:style-name="P8">Groupe 501A</text:p>
      <text:p text:style-name="P8">2016 - 2017</text:p>
      <text:p text:style-name="P1"/>
      <text:p text:style-name="P1"/>
      <text:p text:style-name="P1"/>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text:a xlink:type="simple" xlink:href="#__RefHeading___Toc105_1597059254" text:style-name="Index_20_Link" text:visited-style-name="Index_20_Link">Introduction<text:tab/>1</text:a></text:p>
          <text:p text:style-name="P18"><text:a xlink:type="simple" xlink:href="#__RefHeading___Toc107_1597059254" text:style-name="Index_20_Link" text:visited-style-name="Index_20_Link">1. Description du programme<text:tab/>1</text:a></text:p>
          <text:p text:style-name="P18"><text:a xlink:type="simple" xlink:href="#__RefHeading___Toc114_1597059254" text:style-name="Index_20_Link" text:visited-style-name="Index_20_Link">2. Description des classes<text:tab/>1</text:a></text:p>
          <text:p text:style-name="P19"><text:a xlink:type="simple" xlink:href="#__RefHeading___Toc116_1597059254" text:style-name="Index_20_Link" text:visited-style-name="Index_20_Link">2.1 Monde, Biome et Cellule<text:tab/>1</text:a></text:p>
          <text:p text:style-name="P19"><text:a xlink:type="simple" xlink:href="#__RefHeading___Toc118_1597059254" text:style-name="Index_20_Link" text:visited-style-name="Index_20_Link">2.2 Chose, Humain et Zombie<text:tab/>1</text:a></text:p>
          <text:p text:style-name="P19"><text:a xlink:type="simple" xlink:href="#__RefHeading___Toc120_1597059254" text:style-name="Index_20_Link" text:visited-style-name="Index_20_Link">2.3 Inventaire et Stuff<text:tab/>2</text:a></text:p>
          <text:p text:style-name="P18"><text:a xlink:type="simple" xlink:href="#__RefHeading___Toc122_1597059254" text:style-name="Index_20_Link" text:visited-style-name="Index_20_Link">3. Patterns<text:tab/>2</text:a></text:p>
          <text:p text:style-name="P19"><text:a xlink:type="simple" xlink:href="#__RefHeading___Toc129_1597059254" text:style-name="Index_20_Link" text:visited-style-name="Index_20_Link">3.1 State<text:tab/>2</text:a></text:p>
          <text:p text:style-name="P19"><text:a xlink:type="simple" xlink:href="#__RefHeading___Toc131_1597059254" text:style-name="Index_20_Link" text:visited-style-name="Index_20_Link">3.2 Observer<text:tab/>2</text:a></text:p>
          <text:p text:style-name="P18"><text:a xlink:type="simple" xlink:href="#__RefHeading___Toc124_1597059254" text:style-name="Index_20_Link" text:visited-style-name="Index_20_Link">4. Problèmes rencontrées et possibles améliorations<text:tab/>2</text:a></text:p>
          <text:p text:style-name="P18"><text:a xlink:type="simple" xlink:href="#__RefHeading___Toc126_1597059254" text:style-name="Index_20_Link" text:visited-style-name="Index_20_Link">Conclusion<text:tab/>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h text:style-name="P20" text:outline-level="1"><text:bookmark-start text:name="__RefHeading___Toc105_1597059254"/><text:soft-page-break/>Introduction<text:bookmark-end text:name="__RefHeading___Toc105_1597059254"/></text:h>
      <text:p text:style-name="Text_20_body"><text:tab/><text:span text:style-name="T3">Ce projet consiste en la modélisation de l'évolution d'une population selon des critères fixés. Nous nous sommes pour cela inspiré d'un projet que nous avons implémenté l'année dernière (constitué de mouches et de caméléons). En ce qui concerne le projet actuel, on peut observer, dans un univers post-apocalyptique, des êtres humains essayer de survivre face à des hordes (ou non) de zombies. De plus nous avons décidé d'inclure un générateur de carte aléatoire, afin de rendre chaque ''partie'' unique.</text:span></text:p>
      <text:h text:style-name="Heading_20_1" text:outline-level="1"><text:bookmark-start text:name="__RefHeading___Toc107_1597059254"/>1. Description du programme / <text:span text:style-name="T3">Déroulement de la simulation</text:span><text:bookmark-end text:name="__RefHeading___Toc107_1597059254"/></text:h>
      <text:p text:style-name="P12"><text:span text:style-name="T7"><text:tab/>Pour commencer un peu de background du jeu ne fait jamais de mal : nous sommes donc en 2123. Suite à l'élection de Tonald Drunk en Russie, et à sa politique d'expansionnisme, s'en suit une III</text:span><text:span text:style-name="T6">eme</text:span><text:span text:style-name="T5"> Guerre Mondiale. Du fait de l’abus d'utilisation d'armes bio-chimiques et radioactives, ainsi que des recherches médicales ayant mal tournées, les seuls humains n'ayant pas évolués (ou régressés) <text:s/>en zombie se retrouvent êtres ceux ayant investit dans des bunker pour ''la fin du monde de 2012'' (y en a qu'on de la chance quand même). Ces survivants se retrouvent donc dans un monde ravagé, et doivent tout faire pour survivre et arriver à éliminer les zombies. </text:span></text:p>
      <text:p text:style-name="P13"><text:tab/>Dans un premier temps, l'utilisateur <text:span text:style-name="T21">sélectionne les</text:span> différents paramètres de la simulation (ratio humain/zombie, probabilité de loot, taille des villes etc...). Certaines statistiques sont quand à elles indépendantes et ne peuvent être modifiées (point de vie, dégât ou vitesse <text:span text:style-name="T21">de base </text:span>des différentes choses peuplant le monde).</text:p>
      <text:p text:style-name="P15"><text:tab/>Ainsi après sélections d<text:span text:style-name="T4">es</text:span> différents paramètres le ''joueur'' n'a plus qu'à observ<text:span text:style-name="T17">er</text:span> <text:span text:style-name="T4">nos amis humains essayer de survivre dans ce monde hostile et dangereux. Toutefois, nous avons ajouté quelques actions exécutables par l'utilisateur pendant le déroulement de la simulation :</text:span></text:p>
      <text:p text:style-name="P9"><text:span text:style-name="T8">Accélérer/Ralentir/Pause </text:span>: L<text:span text:style-name="T18">'utilisateur</text:span> peut accélérer, ralentir, ou bien mettre en pause la <text:tab/>simulation à sa convenance.</text:p>
      <text:p text:style-name="P11">Zoom <text:span text:style-name="T9">: L</text:span><text:span text:style-name="T13">'utilisateur</text:span><text:span text:style-name="T9"> peut </text:span><text:span text:style-name="T13">z</text:span><text:span text:style-name="T9">oomer sur une cellule du tableau afin d</text:span><text:span text:style-name="T13">e l</text:span><text:span text:style-name="T9">'observer plus en détail</text:span><text:span text:style-name="T13">s. Il voit ainsi la liste des individus et objets la composant. Il peut ensuite choisir de voir les détails d'une de <text:s/>ses composantes.</text:span></text:p>
      <text:p text:style-name="P14"><text:tab/></text:p>
      <text:p text:style-name="P10"><text:span text:style-name="T10"><text:tab/>Ce monde est quadrillé, il est constitué de </text:span><text:span text:style-name="T13">biomes </text:span><text:span text:style-name="T10">(ville </text:span><text:span text:style-name="T13">portuaire</text:span><text:span text:style-name="T10">, campagne, etc). Ces </text:span><text:span text:style-name="T13">biomes sont un regroupement</text:span><text:span text:style-name="T10"> </text:span><text:span text:style-name="T13">d</text:span><text:span text:style-name="T10">e </text:span><text:span text:style-name="T13">cellules.</text:span><text:span text:style-name="T10"> </text:span><text:span text:style-name="T13">Chaque biome a des statistiques moyennes spécifiques et chaque cellule possède un coefficient bonus ou malus venant affiner ces données.</text:span><text:span text:style-name="T10"> </text:span><text:span text:style-name="T13">Ainsi, u</text:span><text:span text:style-name="T10">ne chose <text:s/>se déplace plus ou moins rapidement en fonction du biome, et les chances de trouv</text:span><text:span text:style-name="T13">er</text:span><text:span text:style-name="T10"> tel ou tel objet </text:span><text:span text:style-name="T11">sont</text:span><text:span text:style-name="T10"> plus ou moins grand</text:span><text:span text:style-name="T11">es</text:span><text:span text:style-name="T10"> en fonction du biome.</text:span></text:p>
      <text:p text:style-name="P9"><text:span text:style-name="T10"><text:tab/></text:span><text:span text:style-name="T11">Chaque chose va également avoir un comportement différent en fonction de sa nature. Ainsi, un humain va avoir tendance à rester dans une zone quand celle-ci est sécurisé et qu'il ne manque de rien, tandis qu'un zombie va sans cesse se déplacer en quête de proies. </text:span><text:span text:style-name="T12">Un humain va également devenir plus agressif </text:span><text:span text:style-name="T13">et commencer à attaquer les autre </text:span><text:span text:style-name="T12">si ses besoins restent insatisfaits.</text:span></text:p>
      <text:h text:style-name="P21" text:outline-level="1"><text:bookmark-start text:name="__RefHeading___Toc114_1597059254"/><text:soft-page-break/>2. Description des classe<text:span text:style-name="T1">s</text:span><text:bookmark-end text:name="__RefHeading___Toc114_1597059254"/></text:h>
      <text:h text:style-name="Heading_20_2" text:outline-level="2"><text:bookmark-start text:name="__RefHeading___Toc116_1597059254"/>2.1 Monde, <text:span text:style-name="T2">Biome et Cellule </text:span><text:bookmark-end text:name="__RefHeading___Toc116_1597059254"/></text:h>
      <text:p text:style-name="Text_20_body"><text:tab/><text:span text:style-name="T14">La classe Monde va servir à générer le terrain de la simulation. Elle est constitué d'un compteur age et d'un tableau de Biome. Un Biome est constitué d'un tableau de Cellule et d'un tableau d'entiers servant de squelette ainsi qu'une table de Loot et des valeurs entières, statistiques du monde (vitesse, bruit, ...). Une Cellule quand à elle, possède des coefficients et une liste de Stuff.</text:span></text:p>
      <text:p text:style-name="Text_20_body"/>
      <text:p text:style-name="Text_20_body"><text:tab/><text:span text:style-name="T19">La classe AbsF et les classes nommées selon un type de terrain précis (Cote, Plaine, …) sont inspirées du fonctionnement des patterns Factory et Abstract Factory. Elles permettent de générer un biome après avoir aléatoirement choisi un terrain (type) et un agencement (ville ou zone non-habitée). Il n'y a ici pas de produits à proprement parler comme dans les patterns vus en cours mais un tel ajout pourrait se faire facilement. Il est ici généré une structure et une table de Loot selon les deux attributs aléatoires.</text:span></text:p>
      <text:h text:style-name="Heading_20_2" text:outline-level="2"><text:bookmark-start text:name="__RefHeading___Toc118_1597059254"/>2.2 Chose, <text:span text:style-name="T2">Humain et Zombie</text:span><text:bookmark-end text:name="__RefHeading___Toc118_1597059254"/></text:h>
      <text:p text:style-name="Text_20_body"><text:tab/><text:span text:style-name="T14">La classe Chose est la classe ''abstraite'' principale des entités de la simulation, elle a pour attribut des caractéristiques de base permettant de définir ce qu'elle est et plus exactement sa ''force'' dans la simulation ainsi que des méthodes de bases lui permettant une évolution simple dans le monde. Les classes Humain et Zombie vont ainsi hériter de la classe Chose, et bien que les Zombies vont généralement avoir des caractéristiques de base plus poussé que les Humains (la radioactivité aidant), ces derniers vont pouvoir ramasser des objets et des consommables afin de booster leurs caractéristiques.</text:span></text:p>
      <text:h text:style-name="Heading_20_2" text:outline-level="2"><text:bookmark-start text:name="__RefHeading___Toc120_1597059254"/>2.3 <text:span text:style-name="T2">Inventaire et </text:span>Stuff<text:bookmark-end text:name="__RefHeading___Toc120_1597059254"/></text:h>
      <text:p text:style-name="Text_20_body"><text:tab/><text:span text:style-name="T15">Un inventaire est un tableau de Stuff, seul les Humains en possède un, et il est limité en places. L'Humain va priorisé les objets dont il a le plus besoins sur le moment, et jeter ceux en excédant si nécessaire. La classe Stuff est une classe ''abstraite'' qui est constitué d'un nom ainsi que d'une résistance. Une fois que la résistance tombe à 0, l'objet est détruit. Il existe 3 classes qui vont hériter de la classe Stuff : les Arme qui permettent à l'Humain d'augmenter ses dommages, les Véhicule qui permettent à l'Humain d'augmenter sa vitesse de déplacement et les Nourriture qui, une fois consommés par l'Humain, vont le soigner. </text:span></text:p>
      <text:h text:style-name="Heading_20_1" text:outline-level="1"><text:bookmark-start text:name="__RefHeading___Toc122_1597059254"/>3. Patterns<text:bookmark-end text:name="__RefHeading___Toc122_1597059254"/></text:h>
      <text:p text:style-name="Text_20_body"><text:tab/><text:span text:style-name="T16">Nous avons mis en place trois patterns, deux patterns de comportement et un pattern de ...</text:span></text:p>
      <text:h text:style-name="Heading_20_2" text:outline-level="2"><text:bookmark-start text:name="__RefHeading___Toc129_1597059254"/>3.1 State<text:bookmark-end text:name="__RefHeading___Toc129_1597059254"/></text:h>
      <text:p text:style-name="Text_20_body"><text:tab/>« <text:span text:style-name="T20">Les choses ont des comportements selon leur environnement et besoins. Elles peuvent fuir, explorer, chasser ou se reposer à l'abri. » Dès la conception du programme, le pattern State semblait naturellement s'intégrer.</text:span></text:p>
      <text:p text:style-name="Text_20_body"><text:soft-page-break/><text:tab/></text:p>
      <text:h text:style-name="Heading_20_2" text:outline-level="2"><text:bookmark-start text:name="__RefHeading___Toc131_1597059254"/>3.2 Observer<text:bookmark-end text:name="__RefHeading___Toc131_1597059254"/></text:h>
      <text:p text:style-name="P16"><text:tab/>Il semble instinctif d'injecter ce pattern dans notre application. En effet, comme stipulé dans la description introductive, l'utilisateur a la possibilité de « zoomer » sur une case afin de voir ses attributs. Le temps découlant toujours pendant le zoom, il fallait être capable de mettre à jour les informations de la case en temps réel. </text:p>
      <text:h text:style-name="Heading_20_2" text:outline-level="2">3.3 <text:span text:style-name="T16">Truc</text:span></text:h>
      <text:h text:style-name="Heading_20_1" text:outline-level="1"><text:bookmark-start text:name="__RefHeading___Toc124_1597059254"/>4. Problèmes rencontrées et possibles améliorations<text:bookmark-end text:name="__RefHeading___Toc124_1597059254"/></text:h>
      <text:p text:style-name="P5"/>
      <text:h text:style-name="Heading_20_1" text:outline-level="1"><text:bookmark-start text:name="__RefHeading___Toc126_1597059254"/>Conclusion<text:bookmark-end text:name="__RefHeading___Toc126_1597059254"/></text:h>
      <text:p text:style-name="P4"/>
      <text:h text:style-name="Heading_20_1" text:outline-level="1">Annex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1cm" fo:margin-bottom="0.499cm" loext:contextual-spacing="false" style:page-number="auto" style:shadow="none">
        <style:tab-stops/>
      </style:paragraph-properties>
      <style:text-properties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21cm" loext:contextual-spacing="false" fo:text-indent="0cm" style:auto-text-indent="false" style:page-number="auto">
        <style:tab-stops/>
      </style:paragraph-properties>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40:34.192052054</meta:creation-date>
    <dc:date>2016-11-15T18:05:00.826831653</dc:date>
    <meta:editing-duration>PT2H27M39S</meta:editing-duration>
    <meta:editing-cycles>33</meta:editing-cycles>
    <meta:generator>LibreOffice/5.0.3.2$Linux_X86_64 LibreOffice_project/00m0$Build-2</meta:generator>
    <meta:document-statistic meta:table-count="0" meta:image-count="0" meta:object-count="0" meta:page-count="4" meta:paragraph-count="47" meta:word-count="1048" meta:character-count="6460" meta:non-whitespace-character-count="5434"/>
  </office:meta>
</office:document-meta>
</file>